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bold" officeooo:rsid="0016ccc5" officeooo:paragraph-rsid="0016ccc5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fo:font-style="italic" fo:font-weight="bold" officeooo:rsid="0016ccc5" officeooo:paragraph-rsid="0016ccc5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Sobre GIT PUSH</text:p>
      <text:p text:style-name="P1"><text:span text:style-name="T3"/></text:p>
      <text:p text:style-name="P1"><text:span text:style-name="T3">El comando git push coge 2 argumentos:</text:span></text:p>
      <text:p text:style-name="P1"><text:span text:style-name="T3"/></text:p>
      <text:list text:style-name="L1">
        <text:list-item>
          <text:p text:style-name="P2"><text:span text:style-name="T3">Nombre del remoto, por ejemplo, </text:span><text:span text:style-name="T1">origin</text:span></text:p>
        </text:list-item>
        <text:list-item>
          <text:p text:style-name="P2"><text:span text:style-name="T3">Nombre de rama, por ejemplo, </text:span><text:span text:style-name="T1">main</text:span></text:p>
        </text:list-item>
      </text:list>
      <text:p text:style-name="P1"><text:span text:style-name="T3"/></text:p>
      <text:p text:style-name="P1"><text:span text:style-name="T3">Por ejemplo:</text:span></text:p>
      <text:p text:style-name="P1"><text:span text:style-name="T3"/></text:p>
      <text:p text:style-name="P1"><text:span text:style-name="T3">git push REMOTE-NAME BRANCH-NAME</text:span></text:p>
      <text:p text:style-name="P1"><text:span text:style-name="T3"/></text:p>
      <text:p text:style-name="P1"><text:span text:style-name="T3">Como ejemplo, habitualmente usamos </text:span>git push origin main<text:span text:style-name="T3"> para subir los cambios locales al repositorio onli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6:58:53.153000000</meta:creation-date>
    <dc:date>2024-03-06T17:01:01.688000000</dc:date>
    <meta:editing-duration>PT2M9S</meta:editing-duration>
    <meta:editing-cycles>1</meta:editing-cycles>
    <meta:document-statistic meta:table-count="0" meta:image-count="0" meta:object-count="0" meta:page-count="1" meta:paragraph-count="7" meta:word-count="46" meta:character-count="277" meta:non-whitespace-character-count="240"/>
    <meta:generator>LibreOffice/7.6.0.3$Windows_X86_64 LibreOffice_project/69edd8b8ebc41d00b4de3915dc82f8f0fc3b6265</meta:generator>
  </office:meta>
</office:document-meta>
</file>